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200001AD00005A0500003C0776F8E494.wmf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Andale Sans UI" svg:font-family="'Andale Sans UI', 'Arial Unicode MS'" style:font-pitch="variable"/>
    <style:font-face style:name="Mangal1" svg:font-family="Mangal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32cm" table:align="left" style:writing-mode="lr-tb"/>
    </style:style>
    <style:style style:name="Таблица1.A" style:family="table-column">
      <style:table-column-properties style:column-width="4.249cm"/>
    </style:style>
    <style:style style:name="Таблица1.B" style:family="table-column">
      <style:table-column-properties style:column-width="4.251cm"/>
    </style:style>
    <style:style style:name="Таблица1.C" style:family="table-column">
      <style:table-column-properties style:column-width="8.5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background-color="#cfe7f5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Таблица1.C1" style:family="table-cell">
      <style:table-cell-properties style:vertical-align="top" fo:background-color="#cfe7f5" fo:padding="0.097cm" fo:border="0.1pt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text-properties fo:language="ru" fo:country="RU" fo:background-color="#e6e6e6"/>
    </style:style>
    <style:style style:name="P4" style:family="paragraph" style:parent-style-name="Standard">
      <style:text-properties fo:language="ru" fo:country="RU" fo:background-color="#e6e6e6" style:language-asian="zxx" style:country-asian="none" style:language-complex="zxx" style:country-complex="none"/>
    </style:style>
    <style:style style:name="P5" style:family="paragraph" style:parent-style-name="Standard" style:list-style-name="WW8Num7">
      <style:text-properties fo:language="ru" fo:country="RU" fo:background-color="#e6e6e6" style:language-asian="zxx" style:country-asian="none" style:language-complex="zxx" style:country-complex="none"/>
    </style:style>
    <style:style style:name="P6" style:family="paragraph" style:parent-style-name="Standard">
      <style:text-properties fo:language="ru" fo:country="RU" style:language-asian="zxx" style:country-asian="none" style:language-complex="zxx" style:country-complex="none"/>
    </style:style>
    <style:style style:name="P7" style:family="paragraph" style:parent-style-name="Standard" style:list-style-name="WW8Num7">
      <style:text-properties fo:language="ru" fo:country="RU" style:language-asian="zxx" style:country-asian="none" style:language-complex="zxx" style:country-complex="none"/>
    </style:style>
    <style:style style:name="P8" style:family="paragraph" style:parent-style-name="Standard" style:list-style-name="WW8Num8">
      <style:text-properties fo:language="ru" fo:country="RU" style:language-asian="zxx" style:country-asian="none" style:language-complex="zxx" style:country-complex="none"/>
    </style:style>
    <style:style style:name="P9" style:family="paragraph" style:parent-style-name="Standard" style:list-style-name="WW8Num9">
      <style:text-properties fo:language="ru" fo:country="RU" style:language-asian="zxx" style:country-asian="none" style:language-complex="zxx" style:country-complex="none"/>
    </style:style>
    <style:style style:name="P10" style:family="paragraph" style:parent-style-name="Standard" style:list-style-name="WW8Num10">
      <style:text-properties fo:language="ru" fo:country="RU" style:language-asian="zxx" style:country-asian="none" style:language-complex="zxx" style:country-complex="none"/>
    </style:style>
    <style:style style:name="P11" style:family="paragraph" style:parent-style-name="Standard" style:list-style-name="WW8Num12">
      <style:text-properties fo:language="ru" fo:country="RU" style:language-asian="zxx" style:country-asian="none" style:language-complex="zxx" style:country-complex="none"/>
    </style:style>
    <style:style style:name="P12" style:family="paragraph" style:parent-style-name="Standard" style:list-style-name="WW8Num20">
      <style:text-properties fo:language="ru" fo:country="RU" style:language-asian="zxx" style:country-asian="none" style:language-complex="zxx" style:country-complex="none"/>
    </style:style>
    <style:style style:name="P13" style:family="paragraph" style:parent-style-name="Standard" style:list-style-name="WW8Num21">
      <style:text-properties fo:language="ru" fo:country="RU" style:language-asian="zxx" style:country-asian="none" style:language-complex="zxx" style:country-complex="none"/>
    </style:style>
    <style:style style:name="P14" style:family="paragraph" style:parent-style-name="Standard" style:list-style-name="WW8Num13">
      <style:text-properties fo:language="ru" fo:country="RU" style:language-asian="zxx" style:country-asian="none" style:language-complex="zxx" style:country-complex="none"/>
    </style:style>
    <style:style style:name="P15" style:family="paragraph" style:parent-style-name="Standard">
      <style:text-properties fo:language="ru" fo:country="RU" fo:background-color="#ffff00" style:language-asian="zxx" style:country-asian="none" style:language-complex="zxx" style:country-complex="none"/>
    </style:style>
    <style:style style:name="P16" style:family="paragraph" style:parent-style-name="Standard">
      <style:text-properties fo:language="ru" fo:country="RU" fo:background-color="#99ccff" style:language-asian="zxx" style:country-asian="none" style:language-complex="zxx" style:country-complex="none"/>
    </style:style>
    <style:style style:name="P17" style:family="paragraph" style:parent-style-name="Standard">
      <style:text-properties fo:background-color="#e6e6e6" style:language-asian="zxx" style:country-asian="none" style:language-complex="zxx" style:country-complex="none"/>
    </style:style>
    <style:style style:name="P18" style:family="paragraph" style:parent-style-name="Standard">
      <style:text-properties style:language-asian="zxx" style:country-asian="none" style:language-complex="zxx" style:country-complex="none"/>
    </style:style>
    <style:style style:name="P19" style:family="paragraph" style:parent-style-name="Heading">
      <style:paragraph-properties fo:text-align="center" style:justify-single-word="false"/>
      <style:text-properties fo:font-size="18pt" fo:language="ru" fo:country="RU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0" style:family="paragraph" style:parent-style-name="Heading">
      <style:paragraph-properties fo:text-align="center" style:justify-single-word="false"/>
      <style:text-properties fo:font-size="18pt" fo:language="en" fo:country="US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1" style:family="paragraph" style:parent-style-name="Heading" style:master-page-name="Standard">
      <style:paragraph-properties fo:margin-top="0.423cm" fo:margin-bottom="0.212cm" style:contextual-spacing="false" fo:text-align="center" style:justify-single-word="false" style:page-number="auto"/>
      <style:text-properties fo:font-size="18pt" fo:language="ru" fo:country="RU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2" style:family="paragraph" style:parent-style-name="Text_20_body">
      <style:text-properties fo:language="en" fo:country="US" style:language-asian="zxx" style:country-asian="none" style:language-complex="zxx" style:country-complex="none"/>
    </style:style>
    <style:style style:name="P23" style:family="paragraph" style:parent-style-name="Text_20_body">
      <style:text-properties fo:language="ru" fo:country="RU"/>
    </style:style>
    <style:style style:name="P24" style:family="paragraph" style:parent-style-name="Text_20_body">
      <style:text-properties fo:language="ru" fo:country="RU" style:language-asian="zxx" style:country-asian="none" style:language-complex="zxx" style:country-complex="none"/>
    </style:style>
    <style:style style:name="P25" style:family="paragraph" style:parent-style-name="Text_20_body" style:list-style-name="WW8Num4">
      <style:text-properties fo:language="ru" fo:country="RU" style:language-asian="zxx" style:country-asian="none" style:language-complex="zxx" style:country-complex="none"/>
    </style:style>
    <style:style style:name="P26" style:family="paragraph" style:parent-style-name="Text_20_body" style:list-style-name="WW8Num5">
      <style:text-properties fo:language="ru" fo:country="RU" style:language-asian="zxx" style:country-asian="none" style:language-complex="zxx" style:country-complex="none"/>
    </style:style>
    <style:style style:name="P27" style:family="paragraph" style:parent-style-name="Text_20_body" style:list-style-name="WW8Num6">
      <style:text-properties fo:language="ru" fo:country="RU" style:language-asian="zxx" style:country-asian="none" style:language-complex="zxx" style:country-complex="none"/>
    </style:style>
    <style:style style:name="P28" style:family="paragraph" style:parent-style-name="Text_20_body" style:list-style-name="WW8Num19">
      <style:text-properties fo:language="ru" fo:country="RU" style:language-asian="zxx" style:country-asian="none" style:language-complex="zxx" style:country-complex="none"/>
    </style:style>
    <style:style style:name="P29" style:family="paragraph" style:parent-style-name="Text_20_body">
      <style:text-properties fo:language="ru" fo:country="RU" fo:background-color="transparent"/>
    </style:style>
    <style:style style:name="P30" style:family="paragraph" style:parent-style-name="Text_20_body">
      <style:text-properties fo:language="ru" fo:country="RU" fo:background-color="transparent" style:language-asian="zxx" style:country-asian="none" style:language-complex="zxx" style:country-complex="none"/>
    </style:style>
    <style:style style:name="P31" style:family="paragraph" style:parent-style-name="Text_20_body" style:list-style-name="WW8Num2">
      <style:text-properties fo:language="ru" fo:country="RU"/>
    </style:style>
    <style:style style:name="P32" style:family="paragraph" style:parent-style-name="Text_20_body" style:list-style-name="WW8Num3">
      <style:text-properties fo:language="ru" fo:country="RU"/>
    </style:style>
    <style:style style:name="P33" style:family="paragraph" style:parent-style-name="Text_20_body" style:list-style-name="WW8Num3">
      <style:text-properties fo:language="ru" fo:country="RU" fo:background-color="#e6e6e6"/>
    </style:style>
    <style:style style:name="P34" style:family="paragraph" style:parent-style-name="Text_20_body" style:list-style-name="WW8Num16">
      <style:text-properties fo:language="ru" fo:country="RU" fo:background-color="#e6e6e6"/>
    </style:style>
    <style:style style:name="P35" style:family="paragraph" style:parent-style-name="Text_20_body">
      <style:text-properties fo:language="ru" fo:country="RU" fo:background-color="#e6e6e6" style:language-asian="zxx" style:country-asian="none" style:language-complex="zxx" style:country-complex="none"/>
    </style:style>
    <style:style style:name="P36" style:family="paragraph" style:parent-style-name="Text_20_body" style:list-style-name="WW8Num16">
      <style:text-properties fo:language="ru" fo:country="RU" fo:background-color="#e6e6e6" style:language-asian="zxx" style:country-asian="none" style:language-complex="zxx" style:country-complex="none"/>
    </style:style>
    <style:style style:name="P37" style:family="paragraph" style:parent-style-name="Text_20_body" style:list-style-name="WW8Num8">
      <style:text-properties fo:language="ru" fo:country="RU" fo:background-color="#e6e6e6" style:language-asian="zxx" style:country-asian="none" style:language-complex="zxx" style:country-complex="none"/>
    </style:style>
    <style:style style:name="P38" style:family="paragraph" style:parent-style-name="Text_20_body" style:list-style-name="WW8Num18">
      <style:text-properties fo:language="ru" fo:country="RU" fo:background-color="#e6e6e6" style:language-asian="zxx" style:country-asian="none" style:language-complex="zxx" style:country-complex="none"/>
    </style:style>
    <style:style style:name="P39" style:family="paragraph" style:parent-style-name="Text_20_body" style:list-style-name="WW8Num11">
      <style:text-properties fo:language="ru" fo:country="RU" fo:background-color="#e6e6e6" style:language-asian="zxx" style:country-asian="none" style:language-complex="zxx" style:country-complex="none"/>
    </style:style>
    <style:style style:name="P40" style:family="paragraph" style:parent-style-name="Text_20_body" style:list-style-name="WW8Num14">
      <style:text-properties fo:language="ru" fo:country="RU"/>
    </style:style>
    <style:style style:name="P41" style:family="paragraph" style:parent-style-name="Text_20_body" style:list-style-name="WW8Num17">
      <style:text-properties fo:language="ru" fo:country="RU"/>
    </style:style>
    <style:style style:name="P42" style:family="paragraph" style:parent-style-name="Text_20_body">
      <style:text-properties fo:background-color="transparent"/>
    </style:style>
    <style:style style:name="P43" style:family="paragraph" style:parent-style-name="Text_20_body" style:list-style-name="WW8Num15">
      <style:text-properties fo:background-color="transparent"/>
    </style:style>
    <style:style style:name="P44" style:family="paragraph" style:parent-style-name="Text_20_body" style:list-style-name="WW8Num2"/>
    <style:style style:name="P45" style:family="paragraph" style:parent-style-name="Text_20_body" style:list-style-name="WW8Num16">
      <style:text-properties fo:background-color="#e6e6e6"/>
    </style:style>
    <style:style style:name="P46" style:family="paragraph" style:parent-style-name="Text_20_body" style:list-style-name="WW8Num11">
      <style:text-properties fo:background-color="#e6e6e6" style:language-asian="zxx" style:country-asian="none" style:language-complex="zxx" style:country-complex="none"/>
    </style:style>
    <style:style style:name="P47" style:family="paragraph" style:parent-style-name="Text_20_body" style:list-style-name="WW8Num16"/>
    <style:style style:name="P48" style:family="paragraph" style:parent-style-name="Text_20_body">
      <style:paragraph-properties fo:margin-left="1.27cm" fo:margin-right="0cm" fo:text-indent="0cm" style:auto-text-indent="false"/>
      <style:text-properties fo:background-color="#e6e6e6"/>
    </style:style>
    <style:style style:name="P49" style:family="paragraph" style:parent-style-name="Text_20_body">
      <style:paragraph-properties fo:margin-left="1.27cm" fo:margin-right="0cm" fo:text-indent="0cm" style:auto-text-indent="false"/>
      <style:text-properties fo:language="ru" fo:country="RU" fo:background-color="#e6e6e6"/>
    </style:style>
    <style:style style:name="P50" style:family="paragraph" style:parent-style-name="Heading_20_1">
      <style:text-properties fo:language="ru" fo:country="RU"/>
    </style:style>
    <style:style style:name="P51" style:family="paragraph" style:parent-style-name="Heading_20_1">
      <style:text-properties fo:language="ru" fo:country="RU" style:language-asian="zxx" style:country-asian="none" style:language-complex="zxx" style:country-complex="none"/>
    </style:style>
    <style:style style:name="P52" style:family="paragraph" style:parent-style-name="Heading_20_1">
      <style:text-properties fo:background-color="#e6e6e6"/>
    </style:style>
    <style:style style:name="P53" style:family="paragraph" style:parent-style-name="Heading_20_2">
      <style:text-properties fo:language="ru" fo:country="RU"/>
    </style:style>
    <style:style style:name="P54" style:family="paragraph" style:parent-style-name="Heading_20_2">
      <style:text-properties fo:language="ru" fo:country="RU" style:language-asian="zxx" style:country-asian="none" style:language-complex="zxx" style:country-complex="none"/>
    </style:style>
    <style:style style:name="P55" style:family="paragraph" style:parent-style-name="Heading_20_2">
      <style:text-properties fo:background-color="#e6e6e6"/>
    </style:style>
    <style:style style:name="P56" style:family="paragraph" style:parent-style-name="Heading_20_3">
      <style:text-properties fo:language="en" fo:country="US"/>
    </style:style>
    <style:style style:name="P57" style:family="paragraph" style:parent-style-name="Heading_20_3">
      <style:text-properties fo:language="en" fo:country="US" fo:background-color="#e6e6e6"/>
    </style:style>
    <style:style style:name="P58" style:family="paragraph" style:parent-style-name="Heading_20_3">
      <style:text-properties fo:background-color="#e6e6e6"/>
    </style:style>
    <style:style style:name="P59" style:family="paragraph" style:parent-style-name="Heading_20_3">
      <style:text-properties fo:background-color="#e6e6e6" style:language-asian="zxx" style:country-asian="none" style:language-complex="zxx" style:country-complex="none"/>
    </style:style>
    <style:style style:name="P60" style:family="paragraph" style:parent-style-name="Table_20_Contents">
      <style:text-properties fo:background-color="#e6e6e6"/>
    </style:style>
    <style:style style:name="P61" style:family="paragraph" style:parent-style-name="Table_20_Contents">
      <style:text-properties fo:language="ru" fo:country="RU" fo:background-color="#e6e6e6"/>
    </style:style>
    <style:style style:name="P62" style:family="paragraph" style:parent-style-name="Без_20_интервала">
      <style:text-properties fo:language="ru" fo:country="RU" style:language-asian="zxx" style:country-asian="none" style:language-complex="zxx" style:country-complex="none"/>
    </style:style>
    <style:style style:name="P63" style:family="paragraph" style:parent-style-name="Без_20_интервала">
      <style:text-properties style:language-asian="zxx" style:country-asian="none" style:language-complex="zxx" style:country-complex="none"/>
    </style:style>
    <style:style style:name="P64" style:family="paragraph" style:parent-style-name="Без_20_интервала">
      <style:text-properties fo:font-size="18pt" fo:language="ru" fo:country="RU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5" style:family="paragraph" style:parent-style-name="Без_20_интервала">
      <style:paragraph-properties fo:break-before="page"/>
      <style:text-properties fo:font-size="18pt" fo:language="ru" fo:country="RU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6" style:family="paragraph" style:parent-style-name="Footer">
      <style:paragraph-properties fo:text-align="end" style:justify-single-word="false"/>
    </style:style>
    <style:style style:name="P67" style:family="paragraph" style:parent-style-name="Contents_20_Heading">
      <style:paragraph-properties fo:break-before="page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6.501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6.002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style:language-asian="zxx" style:country-asian="none" style:language-complex="zxx" style:country-complex="none"/>
    </style:style>
    <style:style style:name="T6" style:family="text">
      <style:text-properties fo:language="ru" fo:country="RU" fo:background-color="#e6e6e6"/>
    </style:style>
    <style:style style:name="T7" style:family="text">
      <style:text-properties fo:language="ru" fo:country="RU" fo:background-color="#ffff00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background-color="#ffff00"/>
    </style:style>
    <style:style style:name="T11" style:family="text">
      <style:text-properties fo:background-color="#ffff00"/>
    </style:style>
    <style:style style:name="T12" style:family="text">
      <style:text-properties fo:background-color="#ff8080"/>
    </style:style>
    <style:style style:name="T13" style:family="text">
      <style:text-properties fo:background-color="transparen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fo:background-color="transparent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background-color="#e6e6e6" style:font-style-asian="italic" style:font-style-complex="itali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background-color="#e6e6e6"/>
    </style:style>
    <style:style style:name="T20" style:family="text">
      <style:text-properties style:font-name-asian="Times New Roman"/>
    </style:style>
    <style:style style:name="T21" style:family="text">
      <style:text-properties style:language-asian="zxx" style:country-asian="none" style:language-complex="zxx" style:country-complex="none"/>
    </style:style>
    <style:style style:name="T22" style:family="text">
      <style:text-properties style:text-underline-style="solid" style:text-underline-width="auto" style:text-underline-color="font-color" fo:background-color="#e6e6e6"/>
    </style:style>
    <style:style style:name="T23" style:family="text">
      <style:text-properties fo:language="en" fo:country="none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wrap="none" style:vertical-pos="from-top" style:vertical-rel="paragraph" style:horizontal-pos="from-left" style:horizontal-rel="paragraph" fo:background-color="#ffffff" style:background-transparency="0%" fo:padding="0.002cm" fo:border="none" draw:ole-draw-aspect="1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9"/>
      <text:p text:style-name="P20"/>
      <text:p text:style-name="P22"/>
      <text:p text:style-name="P22"/>
      <text:p text:style-name="P19"/>
      <text:p text:style-name="P19">Техническое задание</text:p>
      <text:p text:style-name="P19">на модуль</text:p>
      <text:p text:style-name="P19">для ТСЖ и УК.</text:p>
      <text:p text:style-name="P19"/>
      <text:p text:style-name="P19"/>
      <text:p text:style-name="P24"/>
      <text:p text:style-name="P24"/>
      <text:p text:style-name="P24"/>
      <text:p text:style-name="P24"/>
      <text:p text:style-name="P24"/>
      <text:p text:style-name="P19"/>
      <text:p text:style-name="P62">Автор: RSA</text:p>
      <text:p text:style-name="P63"><text:span text:style-name="T1">Версия: 1.</text:span><text:span text:style-name="T8">2</text:span></text:p>
      <text:p text:style-name="P62"><text:tab/><text:span text:style-name="T11">желтым цветом</text:span> выделены изменения относительно предыдущей версии.</text:p>
      <text:p text:style-name="P62"><text:tab/><text:span text:style-name="T12">красным цветом</text:span> выделены вопросы пока не решенные.</text:p>
      <text:p text:style-name="P62">Дата: 08.08.2012</text:p>
      <text:p text:style-name="P6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7cm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68"><text:a xlink:type="simple" xlink:href="#__RefHeading__17_808748587" text:style-name="Index_20_Link" text:visited-style-name="Index_20_Link"><text:s/>1 <text:s/>Введение.<text:tab/>3</text:a></text:p>
          <text:p text:style-name="P68"><text:a xlink:type="simple" xlink:href="#__RefHeading__19_808748587" text:style-name="Index_20_Link" text:visited-style-name="Index_20_Link"><text:s/>2 <text:s/>Основные функциональные требования.<text:tab/>3</text:a></text:p>
          <text:p text:style-name="P69"><text:a xlink:type="simple" xlink:href="#__RefHeading__21_808748587" text:style-name="Index_20_Link" text:visited-style-name="Index_20_Link"><text:s/>2.1 <text:s/>Уровни доступа для front-end.<text:tab/>3</text:a></text:p>
          <text:p text:style-name="P69"><text:a xlink:type="simple" xlink:href="#__RefHeading__23_808748587" text:style-name="Index_20_Link" text:visited-style-name="Index_20_Link"><text:s/>2.2 <text:s/>Регистрация.<text:tab/>3</text:a></text:p>
          <text:p text:style-name="P70"><text:a xlink:type="simple" xlink:href="#__RefHeading__25_808748587" text:style-name="Index_20_Link" text:visited-style-name="Index_20_Link"><text:s/>2.2.1 <text:s/>Back-end.<text:tab/>4</text:a></text:p>
          <text:p text:style-name="P70"><text:a xlink:type="simple" xlink:href="#__RefHeading__27_808748587" text:style-name="Index_20_Link" text:visited-style-name="Index_20_Link"><text:s/>2.2.2 <text:s/>Front-end.<text:tab/>5</text:a></text:p>
          <text:p text:style-name="P69"><text:a xlink:type="simple" xlink:href="#__RefHeading__29_808748587" text:style-name="Index_20_Link" text:visited-style-name="Index_20_Link"><text:s/>2.3 <text:s/>Хранение данных.<text:tab/>5</text:a></text:p>
          <text:p text:style-name="P69"><text:a xlink:type="simple" xlink:href="#__RefHeading__31_808748587" text:style-name="Index_20_Link" text:visited-style-name="Index_20_Link"><text:s/>2.4 <text:s/>Функции доступные зарегистрированному пользователю (front-end).<text:tab/>6</text:a></text:p>
          <text:p text:style-name="P69"><text:a xlink:type="simple" xlink:href="#__RefHeading__33_808748587" text:style-name="Index_20_Link" text:visited-style-name="Index_20_Link"><text:s/>2.5 <text:s/>Общие настройки модуля (back-end).<text:tab/>7</text:a></text:p>
          <text:p text:style-name="P69"><text:a xlink:type="simple" xlink:href="#__RefHeading__35_808748587" text:style-name="Index_20_Link" text:visited-style-name="Index_20_Link"><text:s/>2.6 <text:s/>Дополнительные подсистемы модуля.<text:tab/>8</text:a></text:p>
          <text:p text:style-name="P68"><text:a xlink:type="simple" xlink:href="#__RefHeading__37_808748587" text:style-name="Index_20_Link" text:visited-style-name="Index_20_Link"><text:s/>3 <text:s/>Подсистемы.<text:tab/>9</text:a></text:p>
          <text:p text:style-name="P69"><text:a xlink:type="simple" xlink:href="#__RefHeading__39_808748587" text:style-name="Index_20_Link" text:visited-style-name="Index_20_Link"><text:s/>3.1 <text:s/>Подсистема «Заявки»<text:tab/>9</text:a></text:p>
          <text:p text:style-name="P70"><text:a xlink:type="simple" xlink:href="#__RefHeading__41_808748587" text:style-name="Index_20_Link" text:visited-style-name="Index_20_Link"><text:s/>3.1.1 <text:s/>Front-end.<text:tab/>9</text:a></text:p>
          <text:p text:style-name="P70"><text:a xlink:type="simple" xlink:href="#__RefHeading__43_808748587" text:style-name="Index_20_Link" text:visited-style-name="Index_20_Link"><text:s/>3.1.2 <text:s/>Back-end.<text:tab/>10</text:a></text:p>
          <text:p text:style-name="P69"><text:a xlink:type="simple" xlink:href="#__RefHeading__45_808748587" text:style-name="Index_20_Link" text:visited-style-name="Index_20_Link"><text:s/>3.2 <text:s/>Подсистема «Показания квартирных счетчиков воды»<text:tab/>10</text:a></text:p>
          <text:p text:style-name="P70"><text:a xlink:type="simple" xlink:href="#__RefHeading__47_808748587" text:style-name="Index_20_Link" text:visited-style-name="Index_20_Link"><text:s/>3.2.1 <text:s/>Front-end.<text:tab/>10</text:a></text:p>
          <text:p text:style-name="P70"><text:a xlink:type="simple" xlink:href="#__RefHeading__49_808748587" text:style-name="Index_20_Link" text:visited-style-name="Index_20_Link"><text:s/>3.2.2 <text:s/>Back-end.<text:tab/>11</text:a></text:p>
          <text:p text:style-name="P69"><text:a xlink:type="simple" xlink:href="#__RefHeading__51_808748587" text:style-name="Index_20_Link" text:visited-style-name="Index_20_Link"><text:s/>3.3 <text:s/>Подсистема «Показания общедомовых счетчиков»<text:tab/>11</text:a></text:p>
          <text:p text:style-name="P70"><text:a xlink:type="simple" xlink:href="#__RefHeading__53_808748587" text:style-name="Index_20_Link" text:visited-style-name="Index_20_Link"><text:s/>3.3.1 <text:s/>Front-end.<text:tab/>11</text:a></text:p>
          <text:p text:style-name="P70"><text:a xlink:type="simple" xlink:href="#__RefHeading__55_808748587" text:style-name="Index_20_Link" text:visited-style-name="Index_20_Link"><text:s/>3.3.2 <text:s/>Back-end.<text:tab/>12</text:a></text:p>
          <text:p text:style-name="P69"><text:a xlink:type="simple" xlink:href="#__RefHeading__57_808748587" text:style-name="Index_20_Link" text:visited-style-name="Index_20_Link"><text:s/>3.4 <text:s/>Подсистема «Платежные документы»<text:tab/>12</text:a></text:p>
          <text:p text:style-name="P70"><text:a xlink:type="simple" xlink:href="#__RefHeading__59_808748587" text:style-name="Index_20_Link" text:visited-style-name="Index_20_Link"><text:s/>3.4.1 <text:s/>Front-end.<text:tab/>12</text:a></text:p>
          <text:p text:style-name="P70"><text:a xlink:type="simple" xlink:href="#__RefHeading__61_808748587" text:style-name="Index_20_Link" text:visited-style-name="Index_20_Link"><text:s/>3.4.2 <text:s/>Back-end.<text:tab/>12</text:a></text:p>
          <text:p text:style-name="P69"><text:a xlink:type="simple" xlink:href="#__RefHeading__63_808748587" text:style-name="Index_20_Link" text:visited-style-name="Index_20_Link"><text:s/>3.5 <text:s/>Подсистема «Тарифы»<text:tab/>13</text:a></text:p>
          <text:p text:style-name="P70"><text:a xlink:type="simple" xlink:href="#__RefHeading__65_808748587" text:style-name="Index_20_Link" text:visited-style-name="Index_20_Link"><text:s/>3.5.1 <text:s/>Front-end.<text:tab/>13</text:a></text:p>
          <text:p text:style-name="P70"><text:a xlink:type="simple" xlink:href="#__RefHeading__67_808748587" text:style-name="Index_20_Link" text:visited-style-name="Index_20_Link"><text:s/>3.5.2 <text:s/>Back-end.<text:tab/>13</text:a></text:p>
          <text:p text:style-name="P69"><text:a xlink:type="simple" xlink:href="#__RefHeading__69_808748587" text:style-name="Index_20_Link" text:visited-style-name="Index_20_Link"><text:s/>3.6 <text:s/>Личный кабинет зарегистрированного пользователя.<text:tab/>14</text:a></text:p>
          <text:p text:style-name="P68"><text:a xlink:type="simple" xlink:href="#__RefHeading__71_808748587" text:style-name="Index_20_Link" text:visited-style-name="Index_20_Link"><text:s/>4 <text:s/>Features in the future.<text:tab/>14</text:a></text:p>
          <text:p text:style-name="P68"><text:a xlink:type="simple" xlink:href="#__RefHeading__73_808748587" text:style-name="Index_20_Link" text:visited-style-name="Index_20_Link"><text:s/>5 <text:s/>Notes.<text:tab/>15</text:a></text:p>
        </text:index-body>
      </text:table-of-content>
      <text:section text:style-name="Sect2" text:name="Раздел2">
        <text:p text:style-name="P64"/>
        <text:p text:style-name="P65"/>
        <text:h text:style-name="P51" text:outline-level="1"><text:bookmark-start text:name="__RefHeading__17_808748587"/>Введение.<text:bookmark-end text:name="__RefHeading__17_808748587"/></text:h>
        <text:p text:style-name="P23"><text:tab/>Разработать модуль для ТСЖ и УК под CMS Joomla 2.5. Модуль должен иметь гибкую настройку, взаимодействовать с базой MySQL Лицензия базовой версии GNU/GPLv3.</text:p>
        <text:p text:style-name="P23"><text:tab/><text:span text:style-name="T13">Модуль не содержит конференций и блогов. Для этого используются другие модули или компоненты, которых достаточное количество.</text:span></text:p>
        <text:p text:style-name="P42"><text:span text:style-name="T1"><text:tab/>Документ построен по следующему принципу. Так как в </text:span><text:span text:style-name="T8">CMS</text:span><text:span text:style-name="T1"> </text:span><text:span text:style-name="T8">Joomla</text:span><text:span text:style-name="T1"> управление контентом можно разделить на управление через </text:span><text:span text:style-name="T8">front</text:span><text:span text:style-name="T1">-</text:span><text:span text:style-name="T8">end</text:span><text:span text:style-name="T1"> и </text:span><text:span text:style-name="T8">back</text:span><text:span text:style-name="T1">-</text:span><text:span text:style-name="T8">end</text:span><text:span text:style-name="T1"> (административную панель), а в </text:span><text:span text:style-name="T8">front</text:span><text:span text:style-name="T1">-</text:span><text:span text:style-name="T8">end</text:span><text:span text:style-name="T1"> разрешенные операции зависят от уровня доступа пользователя (обычный пользователь – только просмотр общедоступных материалов; зарегистрированный пользователь – просмотр дополнительных материалов; администратор и другие группы – доп. возможности по редактированию, добавлению материала), то и каждая описываемая подсистема будет описана: </text:span></text:p>
        <text:list xml:id="list43697136" text:style-name="WW8Num15">
          <text:list-item>
            <text:p text:style-name="P43"><text:span text:style-name="T1">с точки зрения </text:span><text:span text:style-name="T8">back</text:span><text:span text:style-name="T1">-</text:span><text:span text:style-name="T8">end</text:span><text:span text:style-name="T1"> (т.е. что можно настраивать через панель администратора);</text:span></text:p>
          </text:list-item>
          <text:list-item>
            <text:p text:style-name="P43"><text:span text:style-name="T1">с точки зрения </text:span><text:span text:style-name="T8">front</text:span><text:span text:style-name="T1">-</text:span><text:span text:style-name="T8">end</text:span><text:span text:style-name="T1"> для каждой группы пользователей.</text:span></text:p>
          </text:list-item>
        </text:list>
        <text:p text:style-name="Text_20_body"/>
        <text:p text:style-name="P30"><text:tab/>В техническое задание могут быть внесены исправления и дополнения на стадии технического проекта.</text:p>
        <text:h text:style-name="P51" text:outline-level="1"><text:bookmark-start text:name="__RefHeading__19_808748587"/><text:bookmark text:name="__RefNumPara__30_802285234"/>Основные функциональные требования.<text:bookmark-end text:name="__RefHeading__19_808748587"/></text:h>
        <text:h text:style-name="Heading_20_2" text:outline-level="2"><text:bookmark-start text:name="__RefHeading__21_808748587"/><text:span text:style-name="T1">Уровни доступа для </text:span><text:span text:style-name="T8">front</text:span><text:span text:style-name="T1">-</text:span><text:span text:style-name="T8">end</text:span><text:span text:style-name="T1">.</text:span><text:bookmark-end text:name="__RefHeading__21_808748587"/></text:h>
        <text:p text:style-name="P23"><text:tab/>Отображаемая информация, представленная на сайте делится на 3 типа:<text:line-break/><text:tab/><text:span text:style-name="T14">Общая</text:span> – для всех, может посмотреть любой пользователь Интернета.<text:line-break/><text:tab/><text:span text:style-name="T14">Информация для зарегистрированных пользователей</text:span> - закрытый раздел доступный только зарегистрированным пользователям после ввода логин/пароля.<text:line-break/><text:tab/><text:span text:style-name="T14">Персональная информация</text:span> — предназначена и доступна только конкретному зарегистрированному пользователю и администратору системы. Личный кабинет пользователя относится к персональной информации.</text:p>
        <text:p text:style-name="P23"><text:tab/>В качестве системы разграничения информации используется стандартная система групп Joomla. Для информации для зарегистрированных пользователей и персональной информации используется группа «Зарегистрирован».</text:p>
        <text:p text:style-name="P23"><text:tab/>Д<text:span text:style-name="T13">ополнительно добавляем еще один уровень доступа – “Администрация”. В эту группу будут входить Администрация УК или ТСЖ (управляющий, диспетчер), правление ТСЖ (для ТСЖ).</text:span></text:p>
        <text:h text:style-name="P53" text:outline-level="2"><text:bookmark-start text:name="__RefHeading__23_808748587"/>Регистрация.<text:bookmark-end text:name="__RefHeading__23_808748587"/></text:h>
        <text:p text:style-name="P23"><text:tab/>Регистрация пользователя проводится администратором системы. Пользователю выдается или высылается логин и пароль на вход в авторизованную часть.</text:p>
        <text:p text:style-name="P29"><text:tab/>При регистрации необходимо чтобы пользователь ознакомился с соглашением на использование его персональной информации УК или ТСЖ для использования ее на сайте без права ее отображения и передачи третьим лицам и согласился с этим соглашением.</text:p>
        <text:p text:style-name="P42"><text:soft-page-break/><text:span text:style-name="T1"><text:tab/>Для этого при первом входе пользователю выдается текст лицензионного соглашения. Пользователь должен выбрать </text:span><text:span text:style-name="T8">checkbox</text:span><text:span text:style-name="T1"> – “я согласен с соглашением” и нажать кнопку «Отправить». При этом на электронную почту администратора должно прийти письмо с указанием </text:span><text:span text:style-name="T2">Логина</text:span><text:span text:style-name="T1"> пользователя <text:s/>подтвердившего соглашение. Заголовок письма - «Подтверждение соглашения об использовании персональной информации». В таблицу базы в поле «</text:span><text:span text:style-name="T8">lic</text:span><text:span text:style-name="T1">» (см. п.</text:span><text:span text:style-name="T1"><text:bookmark-ref text:reference-format="text" text:ref-name="__RefHeading__136_802285234"/></text:span><text:span text:style-name="T1">)</text:span><text:span text:style-name="T8"> </text:span><text:span text:style-name="T1">при этом</text:span><text:span text:style-name="T8"> </text:span><text:span text:style-name="T1">прописывается </text:span><text:span text:style-name="T8">«1» (</text:span><text:span text:style-name="T1">единица</text:span><text:span text:style-name="T8">)</text:span><text:span text:style-name="T1">.</text:span></text:p>
        <text:p text:style-name="Text_20_body"/>
        <text:p text:style-name="P23"><text:tab/><text:span text:style-name="T14">Регистрационные данные:</text:span></text:p>
        <text:h text:style-name="P56" text:outline-level="3"><text:bookmark-start text:name="__RefHeading__25_808748587"/><text:bookmark text:name="__RefHeading__5_802285234"/>Back-end.<text:bookmark-end text:name="__RefHeading__25_808748587"/></text:h>
        <text:list xml:id="list43706400" text:style-name="WW8Num2">
          <text:list-item>
            <text:p text:style-name="P31">Поля обязательные для заполнения и вносимые администратором при заведении новой учетной записи пользователя.</text:p>
            <text:list>
              <text:list-item>
                <text:p text:style-name="P31"><text:span text:style-name="T14">Логин*</text:span> (совпадает с номером лицевого счета).</text:p>
              </text:list-item>
            </text:list>
          </text:list-item>
        </text:list>
        <text:p text:style-name="P23"><text:tab/>Использование в качестве логина номера лицевого счета, который является уникальным идентификатором в бухгалтерии ТСЖ и УК, позволит использовать его при определениях адреса, в платежных документах и при запросах к базам для получения необходимой информации;</text:p>
        <text:list xml:id="list43696024" text:continue-numbering="true" text:style-name="WW8Num2">
          <text:list-item>
            <text:list>
              <text:list-item>
                <text:p text:style-name="P44"><text:span text:style-name="T2">Пароль*</text:span><text:span text:style-name="T1"> (может быть изменен пользователем через </text:span><text:span text:style-name="T8">front</text:span><text:span text:style-name="T1">-</text:span><text:span text:style-name="T8">end</text:span><text:span text:style-name="T1">);</text:span></text:p>
              </text:list-item>
            </text:list>
          </text:list-item>
        </text:list>
        <text:p text:style-name="P23"><text:tab/>Пароль может быть изменен пользователем в любое время через его личный кабинет. <text:tab/>В случае утери пароля его можно получить либо на указанный в личном кабинете email, либо через администратора.</text:p>
        <text:list xml:id="list43719302" text:continue-numbering="true" text:style-name="WW8Num2">
          <text:list-item>
            <text:list>
              <text:list-item>
                <text:p text:style-name="P31"><text:span text:style-name="T14">ФИО*</text:span> зарегистрированного пользователя;</text:p>
              </text:list-item>
            </text:list>
          </text:list-item>
        </text:list>
        <text:p text:style-name="P23"><text:tab/>Необходимо для использования в платежных документах.</text:p>
        <text:list xml:id="list43705273" text:continue-numbering="true" text:style-name="WW8Num2">
          <text:list-item>
            <text:list>
              <text:list-item>
                <text:p text:style-name="P31"><text:span text:style-name="T14">Площадь квартиры</text:span>*;</text:p>
              </text:list-item>
            </text:list>
          </text:list-item>
        </text:list>
        <text:p text:style-name="P23"><text:tab/>Необходимо для использования в платежных документах для расчета сумм платежей.</text:p>
        <text:list xml:id="list43706910" text:continue-numbering="true" text:style-name="WW8Num2">
          <text:list-item>
            <text:list>
              <text:list-item>
                <text:p text:style-name="P31"><text:span text:style-name="T14">категория пользователя</text:span>* (обычный, льготник, и т.п.);</text:p>
              </text:list-item>
            </text:list>
          </text:list-item>
        </text:list>
        <text:p text:style-name="P23"><text:tab/>В некоторых случаях тарифы связаны с категорией к которой относится собственник.</text:p>
        <text:p text:style-name="P23"/>
        <text:list xml:id="list43720995" text:continue-numbering="true" text:style-name="WW8Num2">
          <text:list-item>
            <text:p text:style-name="P31">Поля которые не обязательны для заполнения</text:p>
            <text:list>
              <text:list-item>
                <text:p text:style-name="P44"><text:span text:style-name="T3">email</text:span><text:span text:style-name="T1"> зарегистрированного пользователя (может быть изменен пользователем через </text:span><text:span text:style-name="T8">front</text:span><text:span text:style-name="T1">-</text:span><text:span text:style-name="T8">end</text:span><text:span text:style-name="T1">);</text:span></text:p>
              </text:list-item>
            </text:list>
          </text:list-item>
        </text:list>
        <text:p text:style-name="P23"><text:tab/>На указанный email пользователь получает сообщения от администратора системы или других уполномоченных на информирование лиц.</text:p>
        <text:list xml:id="list43715814" text:continue-numbering="true" text:style-name="WW8Num2">
          <text:list-item>
            <text:list>
              <text:list-item>
                <text:p text:style-name="P44"><text:span text:style-name="T3">номер мобильного телефона (доп. функция может не входить в базовую)</text:span><text:span text:style-name="T1"> (может быть изменен пользователем через </text:span><text:span text:style-name="T8">front-end</text:span><text:span text:style-name="T1">);</text:span></text:p>
              </text:list-item>
            </text:list>
          </text:list-item>
        </text:list>
        <text:p text:style-name="P23"><text:tab/>На указанный номер мобильного телефона посредством SMS пользователь получает сообщения от администратора системы или других уполномоченных на информирование лиц.</text:p>
        <text:p text:style-name="P23"/>
        <text:list xml:id="list43714781" text:continue-numbering="true" text:style-name="WW8Num2">
          <text:list-item>
            <text:p text:style-name="P31">Поля которые необходимы для заполнения платежных документов, но могут быть <text:soft-page-break/>автоматически определены используя лицевой счет или являться константами для всех зарегистрированных пользователей. </text:p>
          </text:list-item>
        </text:list>
        <text:p text:style-name="P23"><text:tab/>В случае автоматического определения необходимо установить связь между лицевыми счетами и адресными данными пользователя. Настройка способа использования полей см п. <text:span text:style-name="T16"><text:bookmark-ref text:reference-format="text" text:ref-name="__RefHeading__202_802285234"/></text:span></text:p>
        <text:list xml:id="list43696687" text:continue-numbering="true" text:style-name="WW8Num2">
          <text:list-item>
            <text:list>
              <text:list-item>
                <text:p text:style-name="P44"><text:span text:style-name="T3">Город (см п. </text:span><text:span text:style-name="T3"><text:bookmark-ref text:reference-format="text" text:ref-name="__RefHeading__202_802285234"/></text:span><text:span text:style-name="T3">)</text:span><text:span text:style-name="T8">;</text:span></text:p>
              </text:list-item>
              <text:list-item>
                <text:p text:style-name="P31"><text:span text:style-name="T16">улица (см п. </text:span><text:span text:style-name="T16"><text:bookmark-ref text:reference-format="text" text:ref-name="__RefHeading__202_802285234"/></text:span><text:span text:style-name="T16">)</text:span>;</text:p>
              </text:list-item>
              <text:list-item>
                <text:p text:style-name="P31"><text:span text:style-name="T16">номер дома (см п. </text:span><text:span text:style-name="T16"><text:bookmark-ref text:reference-format="text" text:ref-name="__RefHeading__202_802285234"/></text:span><text:span text:style-name="T16">)</text:span>;</text:p>
              </text:list-item>
              <text:list-item>
                <text:p text:style-name="P31"><text:span text:style-name="T16">номер квартиры/офиса/нежилого помещения (см п. </text:span><text:span text:style-name="T16"><text:bookmark-ref text:reference-format="text" text:ref-name="__RefHeading__202_802285234"/></text:span><text:span text:style-name="T16">)</text:span>;</text:p>
              </text:list-item>
            </text:list>
          </text:list-item>
        </text:list>
        <text:p text:style-name="Text_20_body"/>
        <text:h text:style-name="Heading_20_3" text:outline-level="3"><text:bookmark-start text:name="__RefHeading__27_808748587"/>Front-end.<text:bookmark-end text:name="__RefHeading__27_808748587"/></text:h>
        <text:p text:style-name="P23"><text:tab/>Пользователь может просматривать и менять некоторые поля через личный кабинет (см. п.<text:bookmark-ref text:reference-format="text" text:ref-name="__RefHeading__204_802285234"/>).</text:p>
        <text:p text:style-name="Text_20_body"/>
        <text:h text:style-name="P53" text:outline-level="2"><text:bookmark-start text:name="__RefHeading__29_808748587"/><text:bookmark text:name="__RefHeading__136_802285234"/><text:bookmark text:name="__RefHeading__90_802285234"/><text:bookmark text:name="__RefHeading__2_901770126"/><text:bookmark text:name="__RefHeading__52_802285234"/><text:bookmark text:name="__RefHeading__112_802285234"/>Хранение данных.<text:bookmark-end text:name="__RefHeading__29_808748587"/></text:h>
        <text:p text:style-name="P1"><text:tab/>Регистрационные данные хранятся в таблице MySQL <text:span text:style-name="T14">prefix_</text:span>reginfo <text:span text:style-name="T13">основной базы </text:span><text:span text:style-name="T15">joomlabase</text:span><text:span text:style-name="T14">.</text:span></text:p>
        <text:p text:style-name="P2"><text:tab/><text:tab/>Где: </text:p>
        <text:p text:style-name="Standard"><text:span text:style-name="T4"><text:tab/><text:tab/></text:span><text:span text:style-name="T9">p</text:span><text:span text:style-name="T2">refix</text:span><text:span text:style-name="T1">- префикс таблиц определенный в Настройки/Сервер административной панели Joomla</text:span></text:p>
        <text:p text:style-name="Text_20_body"><text:span text:style-name="T9"><text:tab/><text:tab/>j</text:span><text:span text:style-name="T2">oomlabase</text:span><text:span text:style-name="T1"> – Имя базы данных определенной в Настройки/Сервер административной панели Joomla</text:span></text:p>
        <text:p text:style-name="P1">Таблица полей регистрационной <text:span text:style-name="T13">таблицы</text:span> <text:span text:style-name="T14">joomlabase</text:span>/<text:span text:style-name="T14">prefix_</text:span>reginfo .</text:p>
        <text:p text:style-name="Standard"/>
        <text:p text:style-name="Standard"><draw:frame draw:style-name="fr2" draw:name="Объект1" text:anchor-type="char" svg:x="0.007cm" svg:y="0.03cm" svg:width="17.014cm" svg:height="10.559cm" draw:z-index="1"><draw:object xlink:href="./Object 1" xlink:type="simple" xlink:show="embed" xlink:actuate="onLoad"/><draw:image xlink:href="./ObjectReplacements/Object 1" xlink:type="simple" xlink:show="embed" xlink:actuate="onLoad"/></draw:frame><text:soft-page-break/></text:p>
        <text:p text:style-name="P23"><text:tab/>* - поля используют шифрование MD5 в целях предотвращения утечки конфиденциальной информации о собственнике. </text:p>
        <text:p text:style-name="P23"><text:tab/>Все регистрационные данные вводятся либо в ручную через back-end (регистрационную форму административной панели модуля) или импорт из csv файла с разделителям. По умолчанию модуль настроен на обработку csv файлов с разделителями «;» и текстовыми значениями в двойных кавычках.</text:p>
        <text:h text:style-name="Heading_20_2" text:outline-level="2"><text:bookmark-start text:name="__RefHeading__31_808748587"/><text:bookmark text:name="__RefHeading__8_901770126"/><text:span text:style-name="T1">Функции доступные зарегистрированному пользователю (</text:span><text:span text:style-name="T8">front</text:span><text:span text:style-name="T1">-</text:span><text:span text:style-name="T8">end</text:span><text:span text:style-name="T1">).</text:span><text:bookmark-end text:name="__RefHeading__31_808748587"/></text:h>
        <text:p text:style-name="P23"><text:tab/>При авторизации на сайте пользователю становятся доступными дополнительные материалы, функции и пункты меню. </text:p>
        <text:p text:style-name="P23"><text:tab/>Авторизированный пользователь имеет следующие доп. возможности:</text:p>
        <text:list xml:id="list43685346" text:style-name="WW8Num3">
          <text:list-item>
            <text:p text:style-name="P32">использование функции подачи заявок диспетчеру с возможностью отслеживания статуса (принят, в работе, исполнен)</text:p>
          </text:list-item>
          <text:list-item>
            <text:p text:style-name="P32">доступ к информации только для авторизированных пользователей;</text:p>
          </text:list-item>
          <text:list-item>
            <text:p text:style-name="P33">просмотр показаний общедомовых счетчиков;</text:p>
          </text:list-item>
          <text:list-item>
            <text:p text:style-name="P32">функцию ввода показаний счётчиков воды (предполагается выгрузка этих данный в 1С)</text:p>
          </text:list-item>
          <text:list-item>
            <text:p text:style-name="P32">функцию просмотра и печати <text:s/>квитанций квартплаты (предполагается загрузка из 1С)</text:p>
          </text:list-item>
          <text:list-item>
            <text:p text:style-name="P32">функцию просмотра истории платежей и текущей задолженности (предполагается загрузка из 1С)</text:p>
          </text:list-item>
          <text:list-item>
            <text:p text:style-name="P33">доступ к личному кабинету.</text:p>
          </text:list-item>
        </text:list>
        <text:p text:style-name="P23"><text:soft-page-break/></text:p>
        <text:h text:style-name="P55" text:outline-level="2"><text:bookmark-start text:name="__RefHeading__33_808748587"/><text:bookmark text:name="__RefHeading__202_802285234"/><text:bookmark text:name="__RefHeading__10_901770126"/><text:bookmark text:name="__RefHeading__28_802285234"/><text:bookmark text:name="__RefNumPara__50_802285234"/>Общие настройки модуля <text:span text:style-name="T1">(</text:span><text:span text:style-name="T8">back</text:span><text:span text:style-name="T1">-</text:span><text:span text:style-name="T8">end</text:span><text:span text:style-name="T1">)</text:span>.<text:bookmark-end text:name="__RefHeading__33_808748587"/></text:h>
        <text:p text:style-name="P48"><text:span text:style-name="T1">Общие настройки модуля доступны только администратору системы через </text:span><text:span text:style-name="T8">back</text:span><text:span text:style-name="T1">-</text:span><text:span text:style-name="T8">end</text:span><text:span text:style-name="T1">.</text:span></text:p>
        <text:p text:style-name="P49">Настройки:</text:p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P61">Название настройки</text:p>
            </table:table-cell>
            <table:table-cell table:style-name="Таблица1.A1" office:value-type="string">
              <text:p text:style-name="P61">Конфигурация</text:p>
            </table:table-cell>
            <table:table-cell table:style-name="Таблица1.C1" office:value-type="string">
              <text:p text:style-name="P61">Дополнительные поля в зависимости от конфигурации</text:p>
            </table:table-cell>
          </table:table-row>
          <table:table-row table:style-name="Таблица1.1">
            <table:table-cell table:style-name="Таблица1.A2" office:value-type="string">
              <text:p text:style-name="P61">Город</text:p>
            </table:table-cell>
            <table:table-cell table:style-name="Таблица1.B2" office:value-type="string">
              <text:p text:style-name="P60"><text:span text:style-name="T8">RadioButton</text:span><text:span text:style-name="T1">:</text:span></text:p>
              <text:p text:style-name="P61"><text:span text:style-name="T20"><text:s/></text:span>- константа</text:p>
              <text:p text:style-name="P61"><text:span text:style-name="T20"><text:s/></text:span>- из лицевого счета</text:p>
              <text:p text:style-name="P61"><text:span text:style-name="T20"><text:s/></text:span>- из таблицы</text:p>
            </table:table-cell>
            <table:table-cell table:style-name="Таблица1.C2" office:value-type="string">
              <text:p text:style-name="P60"><text:span text:style-name="T1">Если Константа — то в поле </text:span><text:span text:style-name="T8">Edit</text:span><text:span text:style-name="T1"> вводится название города.</text:span></text:p>
              <text:p text:style-name="P61"/>
              <text:p text:style-name="P61">Если Из лицевого счета — то в поле начальный символ указывается начальная позиция, а в поле длина указывается количество символов выбираемых из номера лицевого счета для использования при определении названия города.</text:p>
              <text:p text:style-name="P61">В этом случае необходимо заполнить таблицу соответствий кодов городов выделенных из лицевого счета и названий городов.</text:p>
              <text:p text:style-name="P61">Количество записей в таблицу ограничить 5ю.</text:p>
              <text:p text:style-name="P61"/>
              <text:p text:style-name="P61">Если Из таблицы — то информация выбирается из соответствующего поля таблицы регистрации.</text:p>
            </table:table-cell>
          </table:table-row>
          <table:table-row table:style-name="Таблица1.1">
            <table:table-cell table:style-name="Таблица1.A3" office:value-type="string">
              <text:p text:style-name="P61">Улица</text:p>
            </table:table-cell>
            <table:table-cell table:style-name="Таблица1.B3" office:value-type="string">
              <text:p text:style-name="P60"><text:span text:style-name="T8">RadioButton</text:span><text:span text:style-name="T1">:</text:span></text:p>
              <text:p text:style-name="P61"><text:span text:style-name="T20"><text:s/></text:span>- константа</text:p>
              <text:p text:style-name="P61"><text:span text:style-name="T20"><text:s/></text:span>- из лицевого счета</text:p>
              <text:p text:style-name="P61"><text:span text:style-name="T20"><text:s/></text:span>- из таблицы</text:p>
            </table:table-cell>
            <table:table-cell table:style-name="Таблица1.C3" office:value-type="string">
              <text:p text:style-name="P60"><text:span text:style-name="T1">Если Константа — то в поле </text:span><text:span text:style-name="T8">Edit</text:span><text:span text:style-name="T1"> вводится название улицы.</text:span></text:p>
              <text:p text:style-name="P61"/>
              <text:p text:style-name="P61">Если Из лицевого счета — то в поле начальный символ указывается начальная позиция, а в поле длина указывается количество символов выбираемых из номера лицевого счета для использования при определении названия улицы.</text:p>
              <text:p text:style-name="P61">В этом случае необходимо заполнить таблицу соответствий кодов улиц выделенных из лицевого счета и названий улиц.</text:p>
              <text:p text:style-name="P61">Количество записей в таблицу ограничить 20ю.</text:p>
              <text:p text:style-name="P61"/>
              <text:p text:style-name="P61">Если Из таблицы — то информация выбирается из соответствующего поля таблицы регистрации</text:p>
            </table:table-cell>
          </table:table-row>
          <table:table-row table:style-name="Таблица1.1">
            <table:table-cell table:style-name="Таблица1.A4" office:value-type="string">
              <text:p text:style-name="P61">Дом</text:p>
            </table:table-cell>
            <table:table-cell table:style-name="Таблица1.B4" office:value-type="string">
              <text:p text:style-name="P60"><text:span text:style-name="T8">RadioButton</text:span><text:span text:style-name="T1">:</text:span></text:p>
              <text:p text:style-name="P61"><text:span text:style-name="T20"><text:s/></text:span>- константа</text:p>
              <text:p text:style-name="P61"><text:span text:style-name="T20"><text:s/></text:span>- из лицевого счета</text:p>
              <text:p text:style-name="P61"><text:span text:style-name="T20"><text:s/></text:span>- из таблицы</text:p>
            </table:table-cell>
            <table:table-cell table:style-name="Таблица1.C4" office:value-type="string">
              <text:p text:style-name="P60"><text:span text:style-name="T1">Если Константа — то в поле </text:span><text:span text:style-name="T8">Edit</text:span><text:span text:style-name="T1"> вводится номер дома (возможен ввод с буквами например 4А или 4/6 или 4К2).</text:span></text:p>
              <text:p text:style-name="P61"/>
              <text:p text:style-name="P61"><text:soft-page-break/>Если Из лицевого счета — то в поле начальный символ указывается начальная позиция, а в поле длина указывается количество символов выбираемых из номера лицевого счета для использования в качестве номера дома.</text:p>
              <text:p text:style-name="P61">Например: для лицевого счета 5А774К22560 где номер дома 4К2. Начальная позиция 5; длина 3.</text:p>
              <text:p text:style-name="P61"/>
              <text:p text:style-name="P61">Если Из таблицы — то информация выбирается из соответствующего поля таблицы регистрации</text:p>
            </table:table-cell>
          </table:table-row>
          <table:table-row table:style-name="Таблица1.1">
            <table:table-cell table:style-name="Таблица1.A5" office:value-type="string">
              <text:p text:style-name="P61">Квартира</text:p>
            </table:table-cell>
            <table:table-cell table:style-name="Таблица1.B5" office:value-type="string">
              <text:p text:style-name="P60"><text:span text:style-name="T8">RadioButton</text:span><text:span text:style-name="T1">:</text:span></text:p>
              <text:p text:style-name="P61"><text:span text:style-name="T20"><text:s/></text:span>- из лицевого счета</text:p>
              <text:p text:style-name="P61"><text:span text:style-name="T20"><text:s/></text:span>- из таблицы</text:p>
            </table:table-cell>
            <table:table-cell table:style-name="Таблица1.C5" office:value-type="string">
              <text:p text:style-name="P61">Если Из лицевого счета — то в поле начальный символ указывается начальная позиция, а в поле длина указывается количество символов выбираемых из номера лицевого счета для использования в качестве номера квартиры.</text:p>
              <text:p text:style-name="P61">Например: для лицевого счета 5А774К2256 где номер квартиры 2560. Начальная позиция 8; длина 4.</text:p>
              <text:p text:style-name="P61"/>
              <text:p text:style-name="P61">Если Из таблицы — то информация выбирается из соответствующего поля таблицы регистрации</text:p>
            </table:table-cell>
          </table:table-row>
        </table:table>
        <text:p text:style-name="Text_20_body"/>
        <text:h text:style-name="P54" text:outline-level="2"><text:bookmark-start text:name="__RefHeading__35_808748587"/>Дополнительные подсистемы модуля.<text:bookmark-end text:name="__RefHeading__35_808748587"/></text:h>
        <text:p text:style-name="P23"><text:tab/>Модуль включает подсистемы:</text:p>
        <text:list xml:id="list43701231" text:style-name="WW8Num14">
          <text:list-item>
            <text:p text:style-name="P40">Подсистема “Личный кабинет зарегистрированного пользователя”</text:p>
          </text:list-item>
          <text:list-item>
            <text:p text:style-name="P40">Подсистема “Заявки”</text:p>
          </text:list-item>
          <text:list-item>
            <text:p text:style-name="P40">Подсистема “Показания квартирных счетчиков воды”</text:p>
          </text:list-item>
          <text:list-item>
            <text:p text:style-name="P40">Подсистема “Показания общедомовых счетчиков”</text:p>
          </text:list-item>
          <text:list-item>
            <text:p text:style-name="P40">Подсистема “Тарифы”</text:p>
          </text:list-item>
          <text:list-item>
            <text:p text:style-name="P40">Подсистема “Платежные документы”</text:p>
          </text:list-item>
        </text:list>
        <text:p text:style-name="P6"/>
        <text:h text:style-name="P50" text:outline-level="1"><text:bookmark-start text:name="__RefHeading__37_808748587"/>Подсистемы.<text:bookmark-end text:name="__RefHeading__37_808748587"/></text:h>
        <text:h text:style-name="P54" text:outline-level="2"><text:bookmark-start text:name="__RefHeading__39_808748587"/>Подсистема «Заявки»<text:bookmark-end text:name="__RefHeading__39_808748587"/></text:h>
        <text:h text:style-name="P56" text:outline-level="3"><text:bookmark-start text:name="__RefHeading__41_808748587"/>Front-end.<text:bookmark-end text:name="__RefHeading__41_808748587"/></text:h>
        <text:p text:style-name="P24"><text:tab/>Уровень доступа к заявкам имеет приоритеты по трем группам: жилец, диспетчер <text:soft-page-break/>(<text:span text:style-name="T19">правление ТСЖ или Администрация УК вносится в группу управляющий и получает все права управляющего)</text:span>, управляющий. Все группы являются зарегистрированными пользователями.</text:p>
        <text:p text:style-name="P24"><text:tab/><text:span text:style-name="T19">Управляющий или диспетчер просматривают </text:span><text:span text:style-name="T22">новые</text:span><text:span text:style-name="T19"> заявки, вносят в них свои комментарии, назначает срок и время исполнения заявки и переводит заявку в статус </text:span><text:span text:style-name="T22">ожидания</text:span><text:span text:style-name="T19"> если заявка будет выполнена позже или в статус </text:span><text:span text:style-name="T22">выполнения</text:span><text:span text:style-name="T19"> если заявка выполняется сразу или ее выполнение длительный по времени процесс который уже начат или пришло время ее выполнения. После выполнения заявки, диспетчер или управляющий добавляют в заявку необходимые комментарии и решение и переводят заявку в статус </text:span><text:span text:style-name="T22">выполнена.</text:span><text:span text:style-name="T19"> Статус </text:span><text:span text:style-name="T22">выполняется</text:span><text:span text:style-name="T19"> в случае использования статуса </text:span><text:span text:style-name="T22">ожидание</text:span><text:span text:style-name="T19"> можно пропускать.</text:span></text:p>
        <text:p text:style-name="P24"/>
        <text:p text:style-name="P24"><text:tab/>Жилец может:</text:p>
        <text:list xml:id="list43699775" text:style-name="WW8Num4">
          <text:list-item>
            <text:p text:style-name="P25">Создать заявку указав департамент (см. ниже) которому подана заявка, свой email, свой телефон, заголовок, текст заявки, комментарии.</text:p>
          </text:list-item>
          <text:list-item>
            <text:p text:style-name="P25">Просмотреть все свои заявки, просмотреть свои не выполненные (открытые) заявки, просмотреть свои выполненные (закрытые) заявки.</text:p>
          </text:list-item>
        </text:list>
        <text:list xml:id="list43702882" text:style-name="WW8Num16">
          <text:list-item>
            <text:list>
              <text:list-item>
                <text:p text:style-name="P36">Добавить комментарии в свои уже созданные заявки.</text:p>
              </text:list-item>
            </text:list>
          </text:list-item>
        </text:list>
        <text:p text:style-name="P24"><text:tab/><text:span text:style-name="T19">Жилец не видит заявок диспетчеров. Жилец не видит заявок других жильцов.</text:span></text:p>
        <text:p text:style-name="P24"/>
        <text:p text:style-name="P24"><text:tab/>Диспетчер может:</text:p>
        <text:list xml:id="list43691757" text:style-name="WW8Num5">
          <text:list-item>
            <text:p text:style-name="P26">Просматривать заявки <text:span text:style-name="T19">всех</text:span> жильцов</text:p>
          </text:list-item>
          <text:list-item>
            <text:p text:style-name="P26">Менять статус заявок жильцов</text:p>
          </text:list-item>
          <text:list-item>
            <text:p text:style-name="P26">Добавлять комментарии в заявки жильцов</text:p>
          </text:list-item>
          <text:list-item>
            <text:p text:style-name="P26">Добавлять решение по заявке.</text:p>
          </text:list-item>
          <text:list-item>
            <text:p text:style-name="P26">Создать заявку <text:span text:style-name="T19">диспетчера</text:span>.</text:p>
          </text:list-item>
          <text:list-item>
            <text:p text:style-name="P26">Просмотреть все заявки жильцов, просмотреть не выполненные (открытые) заявки жильцов, просмотреть выполненные (закрытые) заявки жильцов, просмотреть все свои заявки, просмотреть не выполненные (открытые) свои заявки, просмотреть выполненные (закрытые) свои заявки.</text:p>
          </text:list-item>
        </text:list>
        <text:p text:style-name="P24"/>
        <text:p text:style-name="P6"><text:tab/>Управляющий может:</text:p>
        <text:list xml:id="list43697030" text:style-name="WW8Num6">
          <text:list-item>
            <text:p text:style-name="P27">Менять статус заявок жильцов, менять статус заявок диспетчера</text:p>
          </text:list-item>
          <text:list-item>
            <text:p text:style-name="P27">Добавлять комментарии в заявки жильцов, добавлять комментарии в заявкам диспетчера</text:p>
          </text:list-item>
          <text:list-item>
            <text:p text:style-name="P27">Добавлять решение по заявке.</text:p>
          </text:list-item>
          <text:list-item>
            <text:p text:style-name="P27">Удалить заявку жильца, удалить заявку управляющего.</text:p>
          </text:list-item>
          <text:list-item>
            <text:p text:style-name="P27"><text:soft-page-break/>Просмотреть все заявки жильцов, просмотреть не выполненные (открытые) заявки жильцов, просмотреть выполненные (закрытые) заявки жильцов, просмотреть все свои заявки, просмотреть не выполненные (открытые) свои заявки, просмотреть выполненные (закрытые) свои заявки.</text:p>
          </text:list-item>
        </text:list>
        <text:p text:style-name="P6"><text:tab/>При появлении новых заявок, изменении статуса, появлении ответа идёт уведомление по email выбранных групп пользователей и подавшего заявку.</text:p>
        <text:p text:style-name="P6"/>
        <text:p text:style-name="P6"><text:tab/>Статусы заявок: Новая (<text:span text:style-name="T19">красный</text:span>), Выполняется (<text:span text:style-name="T19">желтый</text:span>), Ожидается (<text:span text:style-name="T19">желтый</text:span>), Выполнена (<text:span text:style-name="T19">зеленый</text:span>).</text:p>
        <text:p text:style-name="P6"/>
        <text:p text:style-name="P6"><text:tab/>Департаменты которым подана заявка (вспомогательное поле): Бухгалтерия, Паспортный стол, Правление (для ТСЖ), Инженерная служба (сантехник, электрик), Хозяйственная служба (Уборщик, Дворник), Без указания департамента.</text:p>
        <text:p text:style-name="P6"/>
        <text:p text:style-name="P6"><text:tab/>При просмотре заявки, жилец должен видеть: все внесенные им данные по заявке, номер заявки, листинг изменения статуса (с датами) и кто изменил статус, текущий статус, список комментариев к заявке (с датами и кто внес комментарий), решение (с датой и кто внес решение).</text:p>
        <text:h text:style-name="P58" text:outline-level="3"><text:bookmark-start text:name="__RefHeading__43_808748587"/>Back-end.<text:bookmark-end text:name="__RefHeading__43_808748587"/></text:h>
        <text:list xml:id="list43681627" text:style-name="WW8Num17">
          <text:list-item>
            <text:p text:style-name="P41"><text:span text:style-name="T19">Выбор диспетчеров из списка зарегистрированных пользователей (</text:span><text:span text:style-name="T11">до 3х диспетчеров — стоит ли ограничивать</text:span><text:span text:style-name="T19">).</text:span></text:p>
          </text:list-item>
          <text:list-item>
            <text:p text:style-name="P41"><text:span text:style-name="T19">Выбор управляющих из списка зарегистрированных пользователей (</text:span><text:span text:style-name="T11">до 3х управляющих — стоит ли ограничивать</text:span><text:span text:style-name="T19">).</text:span></text:p>
          </text:list-item>
        </text:list>
        <text:h text:style-name="P54" text:outline-level="2"><text:bookmark-start text:name="__RefHeading__45_808748587"/>Подсистема «Показания квартирных счетчиков воды»<text:bookmark-end text:name="__RefHeading__45_808748587"/></text:h>
        <text:h text:style-name="P56" text:outline-level="3"><text:bookmark-start text:name="__RefHeading__47_808748587"/><text:bookmark text:name="__RefHeading__234_802285234"/>Front-end.<text:bookmark-end text:name="__RefHeading__47_808748587"/></text:h>
        <text:p text:style-name="P6"><text:tab/>Подсистема должна позволять вносить показания до 3 (трех) точек установки водосчетчиков (одна точка — два счетчика (ХВС и ГВС)), так как некоторые квартиры имеют два или три стояка с отдельными счетчиками.</text:p>
        <text:p text:style-name="P6"/>
        <text:p text:style-name="P6"><text:tab/>При начальной конфигурации подсистемы, в личном кабинете собственника должны быть доступны параметры:</text:p>
        <text:list xml:id="list43689471" text:style-name="WW8Num7">
          <text:list-item>
            <text:p text:style-name="P7">количество точек установки</text:p>
          </text:list-item>
          <text:list-item>
            <text:p text:style-name="P7">Название точки установки водосчетчиков. Например: Санузел 1, Санузел 2, Туалет</text:p>
          </text:list-item>
          <text:list-item>
            <text:p text:style-name="P7">Номер счетчика.</text:p>
          </text:list-item>
          <text:list-item>
            <text:p text:style-name="P5">Дата следующей поверки счетчика.</text:p>
          </text:list-item>
        </text:list>
        <text:p text:style-name="P6"/>
        <text:p text:style-name="P6"><text:tab/>Жилец может:</text:p>
        <text:list xml:id="list43684146" text:style-name="WW8Num8">
          <text:list-item>
            <text:p text:style-name="P8">Вводить текущие показания счетчиков (с точкой в качестве разделителя дробной части).</text:p>
          </text:list-item>
          <text:list-item>
            <text:p text:style-name="P8">Просматривать ранее введенные показания в виде таблицы по месяцам. В отдельном поле таблицы должен рассчитываться месячный расход по каждому счетчику (разность между двумя соседними строками таблицы исключая первую строку). В случае если расход нулевой, помечать поле расхода желтым цветом. В случае если расход отрицательный, помечать это поле таблицы красным, а вместо значения <text:soft-page-break/>выводить символ (!).</text:p>
          </text:list-item>
          <text:list-item>
            <text:p text:style-name="P37">(Доп. Опция) Просматривать данные в виде графиков расхода по месяцам.</text:p>
          </text:list-item>
        </text:list>
        <text:p text:style-name="P15">Что делать если счетчик поменяли и изменился соответственно его номер?. Выводить в каждой строке еще и номер счетчика не хотелось бы.</text:p>
        <text:p text:style-name="P6"/>
        <text:p text:style-name="P6"><text:tab/>Показаний счетчиков фиксируются один раз в месяц. Показания за новый месяц, добавляются в таблицу показаний. При вводе показаний за месяц повторно в этом месяце, данные в таблице заменяются.</text:p>
        <text:p text:style-name="P6"/>
        <text:p text:style-name="P6"><text:tab/><text:span text:style-name="T19">При авторизации пользователя проводится проверка на дату поверки водосчетчиков. Если до даты поверки остается менее двух месяцев, пользователь автоматически перенаправляется на страницу предупреждения о подходящем сроке поверки водосчетчиков.</text:span></text:p>
        <text:h text:style-name="Heading_20_3" text:outline-level="3"><text:bookmark-start text:name="__RefHeading__49_808748587"/>Back-end.<text:bookmark-end text:name="__RefHeading__49_808748587"/></text:h>
        <text:p text:style-name="P6"><text:tab/>В административной части подсистемы должно настраиваться:</text:p>
        <text:list xml:id="list43711856" text:style-name="WW8Num9">
          <text:list-item>
            <text:p text:style-name="P9">Контроль даты доступности подсистемы для ввода показаний: с контролем, без контроля.</text:p>
            <text:list>
              <text:list-item>
                <text:p text:style-name="P9">Без контроля — система ввода показаний доступна жильцу всегда.</text:p>
              </text:list-item>
              <text:list-item>
                <text:p text:style-name="P9">С контролем — система ввода показаний доступна жильцу только в период дат определенный администратором.</text:p>
              </text:list-item>
            </text:list>
          </text:list-item>
        </text:list>
        <text:p text:style-name="P6"><text:tab/>В случае контроля дат должно настраиваться:</text:p>
        <text:list xml:id="list43695651" text:style-name="WW8Num10">
          <text:list-item>
            <text:p text:style-name="P10">начальная дата доступности системы жильцам</text:p>
          </text:list-item>
          <text:list-item>
            <text:p text:style-name="P10">конечная дата доступности системы жильцам</text:p>
          </text:list-item>
        </text:list>
        <text:p text:style-name="P6"/>
        <text:p text:style-name="P6"><text:tab/>Раз в месяц, значения поданные жильцами, вычитываются из базы в виде CSV файла. Далее этот CSV файл импортируется в 1С.</text:p>
        <text:h text:style-name="P54" text:outline-level="2"><text:bookmark-start text:name="__RefHeading__51_808748587"/>Подсистема «Показания общедомовых счетчиков»<text:bookmark-end text:name="__RefHeading__51_808748587"/></text:h>
        <text:h text:style-name="P56" text:outline-level="3"><text:bookmark-start text:name="__RefHeading__53_808748587"/><text:bookmark text:name="__RefHeading__236_802285234"/>Front-end.<text:bookmark-end text:name="__RefHeading__53_808748587"/></text:h>
        <text:p text:style-name="P24"><text:tab/>Типы общедомовых счетчиков:</text:p>
        <text:list xml:id="list43696744" text:style-name="WW8Num19">
          <text:list-item>
            <text:p text:style-name="P28">Счетчик объема ХВС</text:p>
          </text:list-item>
          <text:list-item>
            <text:p text:style-name="P28">Счетчик объема ГВС</text:p>
          </text:list-item>
          <text:list-item>
            <text:p text:style-name="P28">Счетчик потребленного тепла ГВС (в некоторых случаях ГВС считается не по объему ГВС, а по сумме тепла ГВС и объема ГВС по цене ХВС*)</text:p>
          </text:list-item>
          <text:list-item>
            <text:p text:style-name="P28">Счетчик расхода тепла для системы отопления</text:p>
          </text:list-item>
          <text:list-item>
            <text:p text:style-name="P28">Общедомовой электросчетчик</text:p>
          </text:list-item>
        </text:list>
        <text:p text:style-name="P4"><text:tab/>*В зависимости от договора с поставщиками ресурсов горячая вода может оплачиваться:</text:p>
        <text:list xml:id="list43713647" text:style-name="WW8Num18">
          <text:list-item>
            <text:p text:style-name="P38">Либо по расходу горячей воды в куб. метрах. При этом поставщику достаточно знать расход воды по счетчику установленному на ГВС.</text:p>
          </text:list-item>
          <text:list-item>
            <text:p text:style-name="P38">Либо по сумме расхода воды и стоимости нагрева этой воды до горячего состояния. При этом поставщику необходимо знать как расход воды в куб.м. (плата за который будет выставлена как за холодную воду), так и показания счетчика тепла установленного на ГВС по которому будет начислена плата за <text:soft-page-break/>нагрев воды в соответствии с израсходованными Гкал.</text:p>
          </text:list-item>
        </text:list>
        <text:p text:style-name="P35"/>
        <text:p text:style-name="P24"><text:tab/><text:span text:style-name="T17">Администратор может:</text:span></text:p>
        <text:p text:style-name="P35"><text:tab/>вносить в базу расход общедомовых счетчиков по месяцам, через специальную форму в которой выбирается месяц и год ввода данных и вводятся данные по каждому счетчику.</text:p>
        <text:p text:style-name="P24"/>
        <text:p text:style-name="P24"><text:tab/><text:span text:style-name="T17">Жилец может:</text:span></text:p>
        <text:p text:style-name="P35"><text:tab/>Просматривать ранее введенные показания в виде таблицы по месяцам.</text:p>
        <text:p text:style-name="P35"><text:tab/>(Доп. Опция) Просматривать данные в виде графиков расхода по месяцам.</text:p>
        <text:h text:style-name="P57" text:outline-level="3"><text:bookmark-start text:name="__RefHeading__55_808748587"/>Back-end.<text:bookmark-end text:name="__RefHeading__55_808748587"/></text:h>
        <text:p text:style-name="P35"><text:tab/>При конфигурировании в систему заносятся:</text:p>
        <text:list xml:id="list43712249" text:style-name="WW8Num11">
          <text:list-item>
            <text:p text:style-name="P46"><text:span text:style-name="T1">Отображать/не отображать показания счетчиков. </text:span><text:span text:style-name="T8">Combobox</text:span><text:span text:style-name="T1"> для каждого из пяти типов счетчика (см. п.</text:span><text:span text:style-name="T1"><text:bookmark-ref text:reference-format="text" text:ref-name="__RefHeading__236_802285234"/></text:span><text:span text:style-name="T1">).</text:span></text:p>
          </text:list-item>
          <text:list-item>
            <text:p text:style-name="P39">номера счетчиков (не обязательно). В случае указания номера счетчика, номер выводится в названии таблицы.</text:p>
          </text:list-item>
        </text:list>
        <text:h text:style-name="P54" text:outline-level="2"><text:bookmark-start text:name="__RefHeading__57_808748587"/>Подсистема «Платежные документы»<text:bookmark-end text:name="__RefHeading__57_808748587"/></text:h>
        <text:h text:style-name="P56" text:outline-level="3"><text:bookmark-start text:name="__RefHeading__59_808748587"/>Front-end.<text:bookmark-end text:name="__RefHeading__59_808748587"/></text:h>
        <text:p text:style-name="P6"><text:tab/>С помощью этой подсистемы можно:</text:p>
        <text:list xml:id="list43694617" text:style-name="WW8Num12">
          <text:list-item>
            <text:p text:style-name="P11">Вывести и распечатать платежный документ за коммунальные услуги за выбранный месяц. Тарифы для расчетов берутся из подсистемы «Тарифы»<text:span text:style-name="T11"> (с учетом задолженности или без учета задолженности только за выбранный месяц?)</text:span></text:p>
          </text:list-item>
          <text:list-item>
            <text:p text:style-name="P11">Просмотреть текущую задолженность по коммунальным платежам. Необходимо получать данные из системы 1С бухгалтерия, <text:span text:style-name="T19">1 раз в неделю.</text:span></text:p>
          </text:list-item>
          <text:list-item>
            <text:p text:style-name="P11">Просмотреть свою историю коммунальных платежей. Необходимо получать данные из системы 1С бухгалтерия,<text:span text:style-name="T19"> 1 раз в неделю.</text:span></text:p>
          </text:list-item>
        </text:list>
        <text:h text:style-name="P59" text:outline-level="3"><text:bookmark-start text:name="__RefHeading__61_808748587"/>Back-end.<text:bookmark-end text:name="__RefHeading__61_808748587"/></text:h>
        <text:p text:style-name="P17"><text:span text:style-name="T1"><text:tab/>1 раз в неделю из системы 1С в </text:span><text:span text:style-name="T8">csv</text:span><text:span text:style-name="T1"> файл экспортируются данные по задолженностям коммунальных платежей жильцов.</text:span></text:p>
        <text:p text:style-name="P3"/>
        <text:p text:style-name="P4"><text:tab/>Формат файла задолженности по коммунальным платежам — список из строк: </text:p>
        <text:p text:style-name="P4"><text:tab/><text:tab/>Номер лицевого счета, сумма задолженности</text:p>
        <text:p text:style-name="P4"><text:tab/>Если задолженности нет, то запись в файл не добавляется.</text:p>
        <text:p text:style-name="P3"/>
        <text:p text:style-name="P17"><text:span text:style-name="T1"><text:tab/>Данные из </text:span><text:span text:style-name="T8">csv</text:span><text:span text:style-name="T1"> файла задолженности импортиются в таблицу базы </text:span><text:span text:style-name="T8">MySQL</text:span><text:span text:style-name="T1"> 1 раз в неделю по расписанию или по команде Администратора системы путем удаления всех старых данных таблицы и записи новых из файла. Для этого в настройках подсистемы должна быть возможность указать расписание импорта данных и кнопка «Импорт» для немедленного импорта данных из файла в таблицу базы.</text:span></text:p>
        <text:p text:style-name="P4"><text:tab/>Далее при отображении данных пользователю, если в таблице запись по лицевому <text:soft-page-break/>счету не обнаружена, то делается вывод что задолженность = 0 (задолженности нет).</text:p>
        <text:p text:style-name="P3"/>
        <text:p text:style-name="P18"><text:span text:style-name="T6"><text:tab/></text:span><text:span text:style-name="T7">С историей коммунальных платежей все несколько иначе. Если экспортировать из 1С всю историю коммунальных платежей, то файл будет становиться с каждым разом все больше и больше. Необходимо экспортировать только новые платежи с момента последнего выполнения функции импорта. Но это ляжет на функционал системы 1С, а не модуля </text:span><text:span text:style-name="T10">Joomla</text:span><text:span text:style-name="T7">.</text:span></text:p>
        <text:p text:style-name="P4"><text:tab/>Формат файла новых поступлений коммунальных платежей — список из строк: </text:p>
        <text:p text:style-name="P4"><text:tab/><text:tab/>Номер лицевого счета, дата платежа, сумма платежа</text:p>
        <text:p text:style-name="P3"/>
        <text:p text:style-name="P4"><text:tab/>Данные из csv файла новых поступлений импортиются в таблицу базы MySQL 1 раз в неделю по расписанию или по команде Администратора системы путем добавления в таблицу базы данных. Для этого в настройках подсистемы должна быть возможность указать расписание импорта данных и кнопка «Импорт» для немедленного импорта данных из файла в таблицу базы.</text:p>
        <text:p text:style-name="P4"><text:tab/>Далее при отображении данных пользователю из таблицы делается выборка всех строк для лицевого счета пользователя.</text:p>
        <text:h text:style-name="P54" text:outline-level="2"><text:bookmark-start text:name="__RefHeading__63_808748587"/>Подсистема «Тарифы»<text:bookmark-end text:name="__RefHeading__63_808748587"/></text:h>
        <text:p text:style-name="P6"><text:tab/>Тарифы используются:</text:p>
        <text:list xml:id="list43705679" text:style-name="WW8Num20">
          <text:list-item>
            <text:p text:style-name="P12">Для подстановки их в соответствующие поля платежных документов и для рассчета <text:s/>сумм по коммунальным платежам указываемых в этих платежных документах.</text:p>
          </text:list-item>
          <text:list-item>
            <text:p text:style-name="P12">Для отображения в статье Тарифы.</text:p>
          </text:list-item>
        </text:list>
        <text:h text:style-name="P56" text:outline-level="3"><text:bookmark-start text:name="__RefHeading__65_808748587"/>Front-end.<text:bookmark-end text:name="__RefHeading__65_808748587"/></text:h>
        <text:p text:style-name="P18"><text:span text:style-name="T8"><text:tab/></text:span><text:span text:style-name="T1">Пользователь может просмотреть:</text:span></text:p>
        <text:list xml:id="list43692242" text:style-name="WW8Num21">
          <text:list-item>
            <text:p text:style-name="P13">список всех текущих тарифов с суммами тарифов.</text:p>
          </text:list-item>
          <text:list-item>
            <text:p text:style-name="P13">список всех тарифов прошлых периодов с суммами тарифов.</text:p>
          </text:list-item>
        </text:list>
        <text:h text:style-name="Heading_20_3" text:outline-level="3"><text:bookmark-start text:name="__RefHeading__67_808748587"/>Back-end.<text:bookmark-end text:name="__RefHeading__67_808748587"/></text:h>
        <text:p text:style-name="P6"><text:tab/>В начале периода администратор вводит название коммунального платежа и текущий тариф по нему.</text:p>
        <text:p text:style-name="P16"><draw:frame draw:style-name="fr1" draw:name="Графический объект1" text:anchor-type="char" svg:y="0cm" svg:width="16.997cm" svg:height="11.331cm" draw:z-index="0"><draw:image xlink:href="Pictures/200001AD00005A0500003C0776F8E494.wmf" xlink:type="simple" xlink:show="embed" xlink:actuate="onLoad"/></draw:frame><text:soft-page-break/></text:p>
        <text:h text:style-name="P54" text:outline-level="2"><text:bookmark-start text:name="__RefHeading__69_808748587"/><text:bookmark text:name="__RefHeading__204_802285234"/><text:bookmark text:name="__RefHeading__157_901770126"/>Личный кабинет зарегистрированного пользователя.<text:bookmark-end text:name="__RefHeading__69_808748587"/></text:h>
        <text:p text:style-name="P6"><text:tab/>В личном кабинете пользователю отображаются:</text:p>
        <text:list xml:id="list43695230" text:style-name="WW8Num13">
          <text:list-item>
            <text:p text:style-name="P14">Номер лицевого счета (логин)</text:p>
          </text:list-item>
          <text:list-item>
            <text:p text:style-name="P14">ФИО</text:p>
          </text:list-item>
          <text:list-item>
            <text:p text:style-name="P14">Адрес: Город + улица + дом + квартира</text:p>
          </text:list-item>
          <text:list-item>
            <text:p text:style-name="P14">площадь квартиры</text:p>
          </text:list-item>
          <text:list-item>
            <text:p text:style-name="P14">email (поле доступно для редактирования)</text:p>
          </text:list-item>
          <text:list-item>
            <text:p text:style-name="P14">Номер мобильного телефона (поле доступно для редактирования)</text:p>
          </text:list-item>
          <text:list-item>
            <text:p text:style-name="P14">Категория (если не 0 — ноль)</text:p>
          </text:list-item>
          <text:list-item>
            <text:p text:style-name="P14">Количество точек установки водосчетчиков (RadioButton 1,2 или 3 <text:span text:style-name="T19">доступно для редактирования</text:span>)</text:p>
          </text:list-item>
          <text:list-item>
            <text:p text:style-name="P14">Название каждой точки установки водосчетчиков (поля доступны для редактирования <text:span text:style-name="T19">и необязательно для заполнения</text:span>)</text:p>
          </text:list-item>
          <text:list-item>
            <text:p text:style-name="P14">Номер каждого водосчетчика (2 два на каждую точку установки — ГВС и ХВС) (поля доступны для редактирования). <text:span text:style-name="T19">Все поля ввода номеров кроме 1й точки, счетчика ХВС (холодной воды) являются необязательными для заполнения. ХВС для 1й точки — обязательное для заполнения поле.</text:span></text:p>
          </text:list-item>
        </text:list>
        <text:p text:style-name="P6"/>
        <text:h text:style-name="P52" text:outline-level="1"><text:bookmark-start text:name="__RefHeading__71_808748587"/><text:span text:style-name="T8">F</text:span><text:span text:style-name="T23">eatures in the future</text:span><text:span text:style-name="T8">.</text:span><text:bookmark-end text:name="__RefHeading__71_808748587"/></text:h>
        <text:list xml:id="list43716050" text:continue-list="list43702882" text:style-name="WW8Num16">
          <text:list-item>
            <text:p text:style-name="P34">Ввод показаний счетчиков газа (для газифицированных коттеджных поселков, домов с газовыми плитами и газовыми колонками). Функция полностью аналогична функции ввода показаний индивидуальных счетчиков воды.</text:p>
          </text:list-item>
          <text:list-item>
            <text:p text:style-name="P47"><text:soft-page-break/><text:span text:style-name="T6">Подсистема Голосований членов правления ТСЖ (Администрации УК), членов ТСЖ и собственников</text:span><text:span text:style-name="T1"> </text:span><text:span text:style-name="T7">(законодательно непонятна легитимность </text:span><text:span text:style-name="T10">on</text:span><text:span text:style-name="T7">-</text:span><text:span text:style-name="T10">line</text:span><text:span text:style-name="T7"> голосований членов ТСЖ и собственников?)</text:span><text:span text:style-name="T1">.</text:span><text:span text:style-name="T6"> Добавляется группа «Правление» и «Члены ТСЖ». </text:span></text:p>
            <text:list>
              <text:list-item>
                <text:p text:style-name="P45"><text:span text:style-name="T1">Группа Правление (Администрация УК) через </text:span><text:span text:style-name="T8">front</text:span><text:span text:style-name="T1">-</text:span><text:span text:style-name="T8">end</text:span><text:span text:style-name="T1"> имеет доступ к системе вынесения вопросов на голосование членов правления и к системе голосования членов правления по вынесенным на голосование вопросам. По каждому вопросу допускается размещать комментарии и решение.</text:span></text:p>
              </text:list-item>
              <text:list-item>
                <text:p text:style-name="P45"><text:span text:style-name="T1">Группа Члены ТСЖ через </text:span><text:span text:style-name="T8">front</text:span><text:span text:style-name="T1">-</text:span><text:span text:style-name="T8">end</text:span><text:span text:style-name="T1"> имеет доступ к системе голосования членов ТСЖ и просмотру решения по вопросам повестки дня. Также отображается общее количество членов ТСЖ и количество проголосовавших. Рассчитывается количество голосов и процент проголосовавших по каждому вопросу и каждому варианту ответа. Вопросы на голосование членов ТСЖ выносит правление ТСЖ через систему вынесения вопросов на голосование членов ТСЖ.</text:span></text:p>
              </text:list-item>
              <text:list-item>
                <text:p text:style-name="P45">Группа зарегистрированных пользователей имеет <text:s/>доступ к системе голосования собственников помещений <text:span text:style-name="T1">и просмотру решения по вопросам повестки дня. Также отображается общее количество собственников и количество проголосовавших. Рассчитывается количество голосов и процент проголосовавших по каждому вопросу и каждому варианту ответа. Вопросы на голосование собственников помещений выносит правление ТСЖ или администрация УК через систему вынесения вопросов на голосование собственников помещений.</text:span></text:p>
              </text:list-item>
            </text:list>
          </text:list-item>
        </text:list>
        <text:p text:style-name="P3"/>
        <text:h text:style-name="P52" text:outline-level="1"><text:bookmark-start text:name="__RefHeading__73_808748587"/>Notes.<text:bookmark-end text:name="__RefHeading__73_808748587"/></text:h>
        <text:p text:style-name="P4">1. Возможность генерации шаблонов протокола на основании голосований.</text:p>
        <text:p text:style-name="P4">2. Было бы полезно всё же показывать номер счетчика, чтобы собственники не путались в показаниях.</text:p>
        <text:p text:style-name="P4">3. Замену номера и смену начальных показаний можно оставить на администратора или представителя тсж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Andale Sans UI" svg:font-family="'Andale Sans UI', 'Arial Unicode MS'" style:font-pitch="variable"/>
    <style:font-face style:name="Mangal1" svg:font-family="Mangal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zxx" fo:country="none" style:letter-kerning="true" style:font-name-asian="Andale Sans UI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1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0" fo:widows="0" fo:hyphenation-ladder-count="no-limit"/>
      <style:text-properties style:use-window-font-color="true" style:font-name="Times New Roman" fo:font-size="12pt" fo:language="zxx" fo:country="none" style:letter-kerning="true" style:font-name-asian="Andale Sans UI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Указатель2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Указатель2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Указатель2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Указатель2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Указатель2" style:class="index">
      <style:paragraph-properties fo:margin="100%"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Указатель2" style:class="index">
      <style:paragraph-properties fo:margin="100%"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Указатель2" style:class="index">
      <style:paragraph-properties fo:margin="100%"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Указатель2" style:class="index">
      <style:paragraph-properties fo:margin="100%"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Указатель2" style:class="index">
      <style:paragraph-properties fo:margin="100%"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Указатель2" style:class="index">
      <style:paragraph-properties fo:margin="100%"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Symbol" style:font-name-complex="OpenSymbol"/>
    </style:style>
    <style:style style:name="WW8Num13z1" style:family="text">
      <style:text-properties style:font-name="OpenSymbol" style:font-name-complex="OpenSymbol"/>
    </style:style>
    <style:style style:name="WW8Num14z0" style:family="text">
      <style:text-properties style:font-name="Symbol" style:font-name-complex="OpenSymbol"/>
    </style:style>
    <style:style style:name="WW8Num15z0" style:family="text">
      <style:text-properties style:font-name="Symbol" style:font-name-complex="OpenSymbol"/>
    </style:style>
    <style:style style:name="WW8Num16z0" style:family="text">
      <style:text-properties style:font-name="Symbol" style:font-name-complex="OpenSymbol"/>
    </style:style>
    <style:style style:name="WW8Num16z1" style:family="text">
      <style:text-properties style:font-name="OpenSymbol" style:font-name-complex="OpenSymbol"/>
    </style:style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" style:font-name-complex="OpenSymbol"/>
    </style:style>
    <style:style style:name="WW8Num18z1" style:family="text">
      <style:text-properties style:font-name="OpenSymbol" style:font-name-complex="Open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1z0" style:family="text">
      <style:text-properties style:font-name="Symbol" style:font-name-complex="OpenSymbol"/>
    </style:style>
    <style:style style:name="WW8Num21z1" style:family="text">
      <style:text-properties style:font-name="OpenSymbol" style:font-name-complex="OpenSymbol"/>
    </style:style>
    <style:style style:name="Основной_20_шрифт_20_абзаца" style:display-name="Основной шрифт абзаца" style:family="text"/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22z0" style:family="text">
      <style:text-properties style:font-name="Symbol" style:font-name-complex="OpenSymbol"/>
    </style:style>
    <style:style style:name="WW8Num22z1" style:family="text">
      <style:text-properties style:font-name="OpenSymbol" style:font-name-complex="OpenSymbol"/>
    </style:style>
    <style:style style:name="WW8Num14z1" style:family="text">
      <style:text-properties style:font-name="OpenSymbol" style:font-name-complex="OpenSymbol"/>
    </style:style>
    <style:style style:name="WW8Num15z1" style:family="text">
      <style:text-properties style:font-name="OpenSymbol" style:font-name-complex="OpenSymbol"/>
    </style:style>
    <style:style style:name="WW8Num19z2" style:family="text">
      <style:text-properties style:font-name="Wingdings" style:font-name-complex="Wingdings"/>
    </style:style>
    <style:style style:name="WW8Num20z2" style:family="text">
      <style:text-properties style:font-name="Wingdings" style:font-name-complex="Wingdings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  <style:text-properties style:font-name="Symbol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  <style:text-properties style:font-name="Symbol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  <style:text-properties style:font-name="Symbol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  <style:text-properties style:font-name="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  <style:text-properties style:font-name="Symbol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  <style:text-properties style:font-name="Symbol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  <style:text-properties style:font-name="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  <style:text-properties style:font-name="Symbol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  <style:text-properties style:font-name="Symbol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621cm" fo:text-indent="-0.635cm" fo:margin-left="2.621cm"/>
        </style:list-level-properties>
        <style:text-properties style:font-name="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3.256cm" fo:text-indent="-0.635cm" fo:margin-left="3.256cm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3.891cm" fo:text-indent="-0.635cm" fo:margin-left="3.891cm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  <style:text-properties style:font-name="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  <style:text-properties style:font-name="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7.701cm" fo:text-indent="-0.635cm" fo:margin-left="7.7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986cm" fo:margin-left="2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/<text:page-count style:num-format="1">15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З</dc:title>
    <dc:subject>Компонент для УК и ТСЖ</dc:subject>
    <meta:keyword>Joomla</meta:keyword>
    <meta:keyword>УК</meta:keyword>
    <meta:keyword>ТСЖ</meta:keyword>
    <meta:keyword>Компонент</meta:keyword>
    <meta:initial-creator>RSA</meta:initial-creator>
    <meta:creation-date>2012-08-28T16:51:00</meta:creation-date>
    <dc:creator>Roman Shibin</dc:creator>
    <dc:date>2012-10-28T23:57:43.44</dc:date>
    <meta:editing-cycles>3</meta:editing-cycles>
    <meta:editing-duration>PT1M</meta:editing-duration>
    <meta:generator>LibreOffice/3.6$Windows_x86 LibreOffice_project/da8c1e6-fd468f4-454e206-f42a4a9-143cfd</meta:generator>
    <meta:document-statistic meta:table-count="1" meta:image-count="1" meta:object-count="1" meta:page-count="15" meta:paragraph-count="273" meta:word-count="3082" meta:character-count="22604" meta:non-whitespace-character-count="1968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fo:wrap-option="wrap" fo:border="0.06pt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ce2"/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row table:style-name="ro1">
          <table:table-cell table:style-name="ce1" office:value-type="string">
            <text:p>Field 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Atributes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Extra</text:p>
          </table:table-cell>
          <table:table-cell table:style-name="ce1" office:value-type="string">
            <text:p>Шифрование*</text:p>
          </table:table-cell>
        </table:table-row>
        <table:table-row table:style-name="ro2">
          <table:table-cell office:value-type="string">
            <text:p>loginid</text:p>
          </table:table-cell>
          <table:table-cell office:value-type="string">
            <text:p>varchar(100)</text:p>
          </table:table-cell>
          <table:table-cell table:number-columns-repeated="2"/>
          <table:table-cell table:style-name="ce2" office:value-type="string">
            <text:p>Уникальное поле - ключ</text:p>
          </table:table-cell>
          <table:table-cell/>
        </table:table-row>
        <table:table-row table:style-name="ro1">
          <table:table-cell office:value-type="string">
            <text:p>password</text:p>
          </table:table-cell>
          <table:table-cell office:value-type="string">
            <text:p>varchar(100)</text:p>
          </table:table-cell>
          <table:table-cell table:number-columns-repeated="3"/>
          <table:table-cell table:style-name="ce2" office:value-type="string">
            <text:p>MD5</text:p>
          </table:table-cell>
        </table:table-row>
        <table:table-row table:style-name="ro1">
          <table:table-cell office:value-type="string">
            <text:p>fio (ФИО)</text:p>
          </table:table-cell>
          <table:table-cell office:value-type="string">
            <text:p>varchar(100)</text:p>
          </table:table-cell>
          <table:table-cell table:number-columns-repeated="3"/>
          <table:table-cell table:style-name="ce2" office:value-type="string">
            <text:p>MD5</text:p>
          </table:table-cell>
        </table:table-row>
        <table:table-row table:style-name="ro2">
          <table:table-cell office:value-type="string">
            <text:p>sq (площадь квартиры)</text:p>
          </table:table-cell>
          <table:table-cell office:value-type="string">
            <text:p>double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at (категория)</text:p>
          </table:table-cell>
          <table:table-cell office:value-type="string">
            <text:p>tinyint(3)</text:p>
          </table:table-cell>
          <table:table-cell table:style-name="ce2" office:value-type="string">
            <text:p>UNSIGNED</text:p>
          </table:table-cell>
          <table:table-cell table:style-name="ce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email</text:p>
          </table:table-cell>
          <table:table-cell office:value-type="string">
            <text:p>varchar(100)</text:p>
          </table:table-cell>
          <table:table-cell table:number-columns-repeated="4"/>
        </table:table-row>
        <table:table-row table:style-name="ro1">
          <table:table-cell office:value-type="string">
            <text:p>tel</text:p>
          </table:table-cell>
          <table:table-cell office:value-type="string">
            <text:p>varchar(100)</text:p>
          </table:table-cell>
          <table:table-cell table:number-columns-repeated="3"/>
          <table:table-cell table:style-name="ce2" office:value-type="string">
            <text:p>MD5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varchar(40)</text:p>
          </table:table-cell>
          <table:table-cell table:number-columns-repeated="4"/>
        </table:table-row>
        <table:table-row table:style-name="ro1">
          <table:table-cell office:value-type="string">
            <text:p>street</text:p>
          </table:table-cell>
          <table:table-cell office:value-type="string">
            <text:p>varchar(100)</text:p>
          </table:table-cell>
          <table:table-cell table:number-columns-repeated="4"/>
        </table:table-row>
        <table:table-row table:style-name="ro1">
          <table:table-cell office:value-type="string">
            <text:p>house</text:p>
          </table:table-cell>
          <table:table-cell office:value-type="string">
            <text:p>varchar(10)</text:p>
          </table:table-cell>
          <table:table-cell table:number-columns-repeated="4"/>
        </table:table-row>
        <table:table-row table:style-name="ro2">
          <table:table-cell office:value-type="string">
            <text:p>office (номер квартиры)</text:p>
          </table:table-cell>
          <table:table-cell office:value-type="string">
            <text:p>varchar(100)</text:p>
          </table:table-cell>
          <table:table-cell table:number-columns-repeated="3"/>
          <table:table-cell table:style-name="ce2" office:value-type="string">
            <text:p>MD5</text:p>
          </table:table-cell>
        </table:table-row>
        <table:table-row table:style-name="ro3">
          <table:table-cell office:value-type="string">
            <text:p>lic (соглашение о конфиденциальности)</text:p>
          </table:table-cell>
          <table:table-cell office:value-type="string">
            <text:p>Tinyint(1) BOOL</text:p>
          </table:table-cell>
          <table:table-cell table:style-name="ce2" office:value-type="string">
            <text:p>UNSIGNED</text:p>
          </table:table-cell>
          <table:table-cell table:style-name="ce2" office:value-type="float" office:value="0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00/00/0000</text:date>, <text:time style:data-style-name="N2" text:time-value="0000-00-00T23:56:07.23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